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/>
    <style:font-face style:name="DejaVu Sans Condensed" svg:font-family="'DejaVu Sans Condensed'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0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0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ejaVu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DejaVu Sans1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work specifications</text:p>
      <text:p text:style-name="P2"/>
      <text:p text:style-name="P2">All images should be in png.</text:p>
      <text:p text:style-name="P2">All images must have an alpha channel.</text:p>
      <text:p text:style-name="P2">Button images should have a transparant background as they are blitted</text:p>
      <text:p text:style-name="P2">on square button images. </text:p>
      <text:p text:style-name="P2"/>
      <text:p text:style-name="P3">Menu:</text:p>
      <text:p text:style-name="P2"><text:span text:style-name="T1">background: png image, size 800x500</text:span></text:p>
      <text:p text:style-name="P4">menubar color: string with rgb color or png image size 800x100</text:p>
      <text:p text:style-name="P4">menu activity buttons: png image, size 72x72</text:p>
      <text:p text:style-name="P4"/>
      <text:p text:style-name="P5">Menubar buttons:</text:p>
      <text:p text:style-name="P4">Help button: png image, size 72x72</text:p>
      <text:p text:style-name="P4">Exit button: as Help button</text:p>
      <text:p text:style-name="P4">Dice: 6 images with the eyes 1 – 6, size 72x72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/>
    <style:font-face style:name="DejaVu Sans Condensed" svg:font-family="'DejaVu Sans Condensed'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0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1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name="DejaVu Sans" fo:font-size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size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tas</meta:initial-creator>
    <meta:creation-date>2006-12-12T14:42:50</meta:creation-date>
    <dc:creator>stas</dc:creator>
    <dc:date>2006-12-12T15:19:39</dc:date>
    <dc:language>en-US</dc:language>
    <meta:editing-cycles>2</meta:editing-cycles>
    <meta:editing-duration>PT6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77" meta:character-count="452"/>
  </office:meta>
</office:document-meta>
</file>